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34B0000018D0000018D7A0674744208F51C.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adornments="Normal" style:font-pitch="variable"/>
    <style:font-face style:name="Nunito Light" svg:font-family="'Nunito Light'"/>
    <style:font-face style:name="Nunito Light1" svg:font-family="'Nunito Light'" style:font-adornments="Clara" style:font-pitch="variable"/>
    <style:font-face style:name="OpenSymbol" svg:font-family="OpenSymbol" style:font-charset="x-symbol"/>
    <style:font-face style:name="Oswald" svg:font-family="Oswald"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Footer">
      <style:text-properties officeooo:rsid="0013a362" officeooo:paragraph-rsid="0013a362"/>
    </style:style>
    <style:style style:name="P2" style:family="paragraph" style:parent-style-name="Text_20_body">
      <style:paragraph-properties fo:margin-left="0cm" fo:margin-right="0cm" fo:line-height="5%" fo:text-indent="0cm" style:auto-text-indent="false"/>
      <style:text-properties fo:font-size="10pt" style:font-size-asian="10pt"/>
    </style:style>
    <style:style style:name="P3" style:family="paragraph" style:parent-style-name="Text_20_body">
      <style:paragraph-properties fo:margin-left="0.106cm" fo:margin-right="0cm" fo:margin-top="0.018cm" fo:margin-bottom="0cm" style:contextual-spacing="false" fo:text-indent="0cm" style:auto-text-indent="false"/>
    </style:style>
    <style:style style:name="P4" style:family="paragraph" style:parent-style-name="Standard">
      <style:text-properties officeooo:rsid="000781fb" officeooo:paragraph-rsid="0007f7a2"/>
    </style:style>
    <style:style style:name="T1" style:family="text">
      <style:text-properties style:font-name="Oswald" fo:font-size="11pt" fo:font-weight="250"/>
    </style:style>
    <style:style style:name="T2" style:family="text">
      <style:text-properties style:font-name="Oswald" fo:font-size="11pt" fo:font-weight="250" officeooo:rsid="0007e111"/>
    </style:style>
    <style:style style:name="T3" style:family="text">
      <style:text-properties style:font-name="Oswald" fo:font-size="11pt" fo:font-weight="250" officeooo:rsid="0007f76c"/>
    </style:style>
    <style:style style:name="T4" style:family="text">
      <style:text-properties style:font-name="Oswald" fo:font-size="11pt" fo:font-weight="250" officeooo:rsid="0007f7a2"/>
    </style:style>
    <style:style style:name="T5" style:family="text">
      <style:text-properties style:font-name="Oswald" fo:font-size="11pt" fo:font-weight="250" officeooo:rsid="0009bdcc"/>
    </style:style>
    <style:style style:name="T6" style:family="text">
      <style:text-properties officeooo:rsid="0007e111"/>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 historia empieza en un barco que es azotado por una gran tempestad, los ocupantes de este suben a cubierta lo que provoca un entorpecimiento <text:s/>de las funciones vitales de los marineros haciendo que el barco naufrague. En una isla cercana están <text:span text:style-name="T6">prospero</text:span> el duque de Milán y su hija los cuales llevan doce años en <text:span text:style-name="T6">la isla</text:span>. <text:span text:style-name="T6">P</text:span>r<text:span text:style-name="T1">ó</text:span>spero <text:span text:style-name="T6">fue</text:span> quien <text:s/>provoco la tempestad que hizo naufragar al barco. <text:span text:style-name="T6">Cuenta que antes le concedió el gobierno de Milán a su <text:s/>hermano </text:span><text:s/><text:span text:style-name="T6">llamado Antonio pero este se robo el poder sometiendo en el acto al rey de Nápoles, sucediendo todo esto prospero y Miranda fueron expulsados de Milán</text:span><text:span text:style-name="T2"> en barco mismo barco que los llevo a esa isla. </text:span><text:span text:style-name="T3">En el acto seguido miranda se duerme y entra en escena Ariel quien es es un genio que domina el aire y obedece ordenes de Próspero el fue el que hizo la tormenta afirmando que todos los tripulantes del barco están a salvo y repartidos por toda la isla y las otras embarcaciones al ver lo sucedido con el barco decidieron volver a Nápoles, por la creencia de que nadie se salvo. Prospero dice que según sus recuerdos Ariel era esclavo de una bruja llamada Sycorax que fue expulsada de la isla y murió después de dar a luz a un ser horrible llamado Calibán un ser salvaje malhumorado que ahora era siervo de Prospero pero en una ocasión trato de violar a Miranda pero el mismo Prosper</text:span><text:span text:style-name="T4">o evito que esto pasara. Acto siguiente Ariel trae a el heredero del reino de Nápoles para que conozca a Miranda y así estos se enamores para que el plan de Prospero de unir a ambos reinos con un matrimonio político se cumpla pero Prospero finge enojo ante el al principio. En el otro lado de la isla los demás sobrevivientes se ponen de acuerdo sabiamente de como Gonzalo gobernara la isla donde este dice las tomo de Montaigne. Antonio quien es el hermano de Prospero le propone a Sebastian que asesine a su propio hermano el rey de <text:s/>Alonso mientras este duerme, pero Ariel interviene despertando a Gonzalo evitado asi un la muerte del rey que traería solamente <text:s/>problemas. El rey Alonso busca a su hijo aunque Antonio y Sebastian lo desaniman diciéndole que tal ves ya esta muerto. En el siguiente acto Caliban se esconde de unos genios que Prospero manda para que lo castiguen en forma de tortura . Pero llega Trínculo que es un bufón que venia en el barco <text:s/>que por la fuerte lluvia se cubre en el manto de Caliban, </text:span><text:span text:style-name="T5">después de Trinculo llega un borracho llamado Esteban que confunde a Caliban con un dios diciéndole que le servirá, los tres se emborrachan y se marchan juntos. Fernando </text:span><text:span text:style-name="T4"><text:s/></text:span><text:span text:style-name="T5">apila troncos por ordenes de Prospero el cual los espiá </text:span><text:span text:style-name="T4"><text:s/></text:span><text:span text:style-name="T5">felizmente ya que Miranda y Fernando se declaran su amor. Los borrachos de la escena anterior conversan donde Caliban intenta convencer a Esteban que matara a su antiguo amo ya que era malvado y así poder Caliban tomar a Miranda y poblar la isla de Calibanes . Ariel lo escucha y rapido le cuenta a Prosper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adornments="Normal" style:font-pitch="variable"/>
    <style:font-face style:name="Nunito Light" svg:font-family="'Nunito Light'"/>
    <style:font-face style:name="Nunito Light1" svg:font-family="'Nunito Light'" style:font-adornments="Clara" style:font-pitch="variable"/>
    <style:font-face style:name="OpenSymbol" svg:font-family="OpenSymbol" style:font-charset="x-symbol"/>
    <style:font-face style:name="Oswald" svg:font-family="Oswald"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unito Light"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true" fo:text-align="justify" style:justify-single-word="false" style:page-number="auto"/>
      <style:text-properties style:font-name="Oswald" fo:font-family="Oswald" style:font-pitch="variable" fo:font-size="11pt"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Narrow" fo:font-family="'Arial Narrow'"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fo:text-align="center" style:justify-single-word="false" style:border-line-width-left="0.053cm 0.004cm 0.026cm" style:border-line-width-right="0.053cm 0.004cm 0.026cm" style:border-line-width-bottom="0.053cm 0.004cm 0.026cm" fo:padding="0.049cm" fo:border-left="2.35pt double #c9211e" fo:border-right="2.35pt double #c9211e" fo:border-top="none" fo:border-bottom="2.35pt double #c9211e" style:shadow="none">
        <style:tab-stops/>
      </style:paragraph-properties>
      <style:text-properties fo:font-variant="small-caps" fo:color="#5694ff" loext:opacity="100%" style:font-name="Nunito Light1" fo:font-family="'Nunito Light'" style:font-style-name="Clara" style:font-pitch="variable" fo:font-size="130%" fo:font-weight="bold" style:font-size-asian="130%" style:font-weight-asian="bold" style:font-size-complex="130%" style:font-weight-complex="bold"/>
    </style:style>
    <style:style style:name="Title" style:family="paragraph" style:parent-style-name="normal" style:next-style-name="Standard" style:default-outline-level="" style:class="chapter">
      <style:paragraph-properties fo:margin-top="0.706cm" fo:margin-bottom="0cm" style:contextual-spacing="false" fo:line-height="100%"/>
      <style:text-properties fo:color="#2a6099" loext:opacity="100%" fo:font-size="32pt" fo:font-weight="bold" style:font-size-asian="34pt" style:font-size-complex="34pt"/>
    </style:style>
    <style:style style:name="List_20_Paragraph" style:display-name="List Paragraph" style:family="paragraph" style:parent-style-name="Standard">
      <style:paragraph-properties fo:margin-left="0.203cm" fo:margin-right="0cm" fo:text-indent="0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GUNTA_20_" style:display-name="PREGUNTA " style:family="paragraph" style:parent-style-name="Appendix">
      <style:paragraph-properties fo:margin-top="0cm" fo:margin-bottom="0.21cm" style:contextual-spacing="false" fo:text-align="start"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end" style:justify-single-word="false" style:border-line-width-right="0.053cm 0.004cm 0.026cm" style:border-line-width-bottom="0.053cm 0.004cm 0.026cm" fo:padding="0.049cm" fo:border-left="none" fo:border-right="2.35pt double #c9211e" fo:border-top="none" fo:border-bottom="2.35pt double #c9211e">
        <style:tab-stops/>
      </style:paragraph-properties>
      <style:text-properties fo:color="#5694f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109cm" style:contextual-spacing="false" fo:text-align="end" style:justify-single-word="false" style:page-number="auto" fo:padding="0.049cm" fo:border-left="none" fo:border-right="none" fo:border-top="0.06pt solid #cccccc" fo:border-bottom="none"/>
      <style:text-properties fo:font-variant="normal" fo:text-transform="none" fo:color="#6b5e9b" loext:opacity="100%" style:font-name="Nunito" fo:font-family="Nunito" style:font-style-name="Normal" style:font-pitch="variable" fo:font-size="80%" fo:letter-spacing="-0.007cm" fo:font-style="normal" fo:font-weight="normal" style:letter-kerning="true" style:font-size-asian="101%" style:font-weight-asian="bold" style:font-size-complex="101%" style:font-weight-complex="bold"/>
    </style:style>
    <style:style style:name="Heading_20_4" style:display-name="Heading 4" style:family="paragraph" style:parent-style-name="normal" style:next-style-name="Standard" style:default-outline-level="" style:class="text" style:master-page-name="">
      <style:paragraph-properties fo:margin-top="0cm" fo:margin-bottom="0cm" style:contextual-spacing="false" fo:line-height="100%" fo:keep-together="always" style:page-number="auto" style:shadow="#ff4000 -0.176cm 0.176cm" fo:keep-with-next="always">
        <style:tab-stops/>
      </style:paragraph-properties>
      <style:text-properties fo:color="#5694ff" loext:opacity="100%" fo:font-size="18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Subtitle" style:family="paragraph" style:parent-style-name="normal" style:next-style-name="Standard" style:default-outline-level="" style:class="chapter">
      <style:text-properties fo:color="#e01b84" loext:opacity="100%"/>
    </style:style>
    <style:style style:name="Footnote" style:family="paragraph" style:parent-style-name="Standard" style:class="extra">
      <style:paragraph-properties fo:margin-left="0.6cm" fo:margin-right="0cm" fo:text-indent="-0.6cm" style:auto-text-indent="false" text:number-lines="false" text:line-number="0"/>
      <style:text-properties fo:font-size="9pt" style:font-size-asian="10pt" style:font-size-complex="10pt"/>
    </style:style>
    <style:style style:name="respuestas" style:family="paragraph" style:parent-style-name="Standard">
      <style:paragraph-properties fo:margin-top="0cm" fo:margin-bottom="0cm" style:contextual-spacing="true"/>
      <style:text-properties fo:color="#999999" loext:opacity="100%"/>
    </style:style>
    <style:style style:name="Figure" style:family="paragraph" style:parent-style-name="Caption"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language="es" fo:country="ES" style:language-asian="en" style:country-asian="US" style:language-complex="ar" style:country-complex="SA"/>
    </style:style>
    <style:style style:name="ListLabel_20_11" style:display-name="ListLabel 11" style:family="text">
      <style:text-properties style:font-name="Times New Roman1"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10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Arial" fo:font-family="Arial" style:font-family-generic="roman" style:font-pitch="variable" fo:font-size="16pt" fo:language="es" fo:country="E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anguage="es" fo:country="ES" style:language-asian="en" style:country-asian="US" style:language-complex="ar" style:country-complex="SA"/>
    </style:style>
    <style:style style:name="ListLabel_20_29" style:display-name="ListLabel 29" style:family="text">
      <style:text-properties style:font-name="Times New Roman1" fo:font-family="'Times New Roman'" style:font-family-generic="roman" style:font-pitch="variable" fo:font-size="11pt" fo:language="es" fo:country="E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text-scale="100%"/>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Line_20_numbering" style:display-name="Line numbering" style:family="text"/>
    <style:style style:name="Rubies" style:family="text">
      <style:text-properties fo:font-size="9pt" style:text-underline-style="none" style:font-size-asian="6pt" style:font-size-complex="6pt" style:text-emphasize="none"/>
    </style:style>
    <style:style style:name="Footnote_20_Symbol" style:display-name="Footnote Symbol" style:family="text"/>
    <style:style style:name="Numbering_20_Symbols" style:display-name="Numbering Symbols" style:family="text"/>
    <style:style style:name="Placeholder" style:family="text">
      <style:text-properties fo:font-variant="small-caps" fo:color="#55308d" loext:opacity="100%" style:text-underline-style="none"/>
    </style:style>
    <style:style style:name="Bullet_20_Symbols_20__28_user_29_" style:display-name="Bullet Symbols (user)" style:family="text"/>
    <style:style style:name="INGLES_20_" style:display-name="INGLES " style:family="text">
      <style:text-properties fo:language="en" fo:country="U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5">
        <style:list-level-properties text:list-level-position-and-space-mode="label-alignment">
          <style:list-level-label-alignment text:label-followed-by="listtab" text:list-tab-stop-position="0.635cm" fo:text-indent="-0.635cm" fo:margin-left="0.84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0.635cm" fo:text-indent="-0.635cm" fo:margin-left="0.84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0.635cm" fo:text-indent="-0.635cm" fo:margin-left="4.403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635cm" fo:text-indent="-0.635cm" fo:margin-left="6.18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635cm" fo:text-indent="-0.635cm" fo:margin-left="7.95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0.635cm" fo:text-indent="-0.635cm" fo:margin-left="9.737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0.635cm" fo:text-indent="-0.635cm" fo:margin-left="11.51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0.635cm" fo:text-indent="-0.635cm" fo:margin-left="13.29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0.635cm" fo:text-indent="-0.635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473cm" fo:margin-left="0.676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473cm" fo:margin-left="2.40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73cm" fo:margin-left="4.13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73cm" fo:margin-left="5.867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73cm" fo:margin-left="7.59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73cm" fo:margin-left="9.33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73cm" fo:margin-left="11.063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73cm" fo:margin-left="12.795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73cm" fo:margin-left="14.5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text:list-tab-stop-position="0.635cm" fo:text-indent="-0.531cm" fo:margin-left="0.84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635cm" fo:text-indent="-0.531cm" fo:margin-left="0.84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text:list-tab-stop-position="0.635cm" fo:text-indent="-0.531cm" fo:margin-left="4.40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0.635cm" fo:text-indent="-0.531cm" fo:margin-left="6.181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0.635cm" fo:text-indent="-0.531cm" fo:margin-left="7.95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0.635cm" fo:text-indent="-0.531cm" fo:margin-left="9.73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0.635cm" fo:text-indent="-0.531cm" fo:margin-left="11.515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0.635cm" fo:text-indent="-0.531cm" fo:margin-left="13.2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0.635cm" fo:text-indent="-0.531cm" fo:margin-left="15.07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propio">
      <text:list-level-style-bullet text:level="1" text:style-name="Placeholder"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charset="x-symbol"/>
      </text:list-level-style-bullet>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a362" officeooo:paragraph-rsid="0013a362"/>
    </style:style>
    <style:style style:name="MP2" style:family="paragraph" style:parent-style-name="Text_20_body">
      <style:paragraph-properties fo:margin-left="0cm" fo:margin-right="0cm" fo:line-height="5%" fo:text-indent="0cm" style:auto-text-indent="false"/>
      <style:text-properties fo:font-size="10pt" style:font-size-asian="10pt"/>
    </style:style>
    <style:style style:name="MP3" style:family="paragraph" style:parent-style-name="Text_20_body">
      <style:paragraph-properties fo:margin-left="0.106cm" fo:margin-right="0cm" fo:margin-top="0.018cm" fo:margin-bottom="0cm" style:contextual-spacing="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646cm" fo:margin-bottom="2.787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46cm" fo:margin-bottom="2.438cm" fo:margin-left="1.799cm" fo:margin-right="1.799cm" style:writing-mode="lr-tb" style:layout-grid-color="#c0c0c0" style:layout-grid-lines="225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9cm" fo:margin-left="0cm" fo:margin-right="0cm" fo:margin-top="0.249cm" style:dynamic-spacing="true"/>
      </style:footer-style>
    </style:page-layout>
    <style:page-layout style:name="Mpm4">
      <style:page-layout-properties fo:page-width="21.59cm" fo:page-height="27.94cm" style:num-format="1" style:print-orientation="portrait" fo:margin-top="2cm" fo:margin-bottom="0cm" fo:margin-left="2.002cm" fo:margin-right="1.499cm" style:writing-mode="lr-tb" style:layout-grid-color="#c0c0c0" style:layout-grid-lines="25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lcántara Pérez Carlos Aurelio <text:tab/><text:tab/><text:page-number text:select-page="current">1</text:page-number></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2"><draw:frame draw:style-name="Mfr1" draw:name="Marco1" text:anchor-type="char" svg:x="19.276cm" svg:y="25.114cm" svg:width="0.423cm" svg:height="0.54cm" draw:z-index="0"><draw:text-box><text:p text:style-name="MP3"><text:page-number text:select-page="current">0</text:page-number></text:p></draw:text-box></draw:frame></text:p>
      </style:footer>
    </style:master-page>
    <style:master-page style:name="Converted2"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9T17:13:48.657357765</meta:creation-date>
    <dc:date>2022-10-19T18:05:04.611229712</dc:date>
    <meta:editing-duration>PT8M24S</meta:editing-duration>
    <meta:editing-cycles>1</meta:editing-cycles>
    <meta:document-statistic meta:table-count="0" meta:image-count="0" meta:object-count="0" meta:page-count="1" meta:paragraph-count="3" meta:word-count="530" meta:character-count="2929" meta:non-whitespace-character-count="2390"/>
    <meta:generator>LibreOffice/7.3.6.2$Linux_X86_64 LibreOffice_project/30$Build-2</meta:generator>
  </office:meta>
</office:document-meta>
</file>